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9a4"/>
    </style:style>
    <style:style style:name="P2" style:family="paragraph" style:parent-style-name="Standard">
      <style:text-properties officeooo:paragraph-rsid="0029d48d"/>
    </style:style>
    <style:style style:name="P3" style:family="paragraph" style:parent-style-name="Standard">
      <style:text-properties officeooo:rsid="002de29e" officeooo:paragraph-rsid="002de29e"/>
    </style:style>
    <style:style style:name="T1" style:family="text">
      <style:text-properties officeooo:rsid="0025fdc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8b532"/>
    </style:style>
    <style:style style:name="T4" style:family="text">
      <style:text-properties officeooo:rsid="0029d48d"/>
    </style:style>
    <style:style style:name="T5" style:family="text">
      <style:text-properties officeooo:rsid="002bc3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watch?v=FHRYijYhJYA" text:style-name="Internet_20_link" text:visited-style-name="Visited_20_Internet_20_Link">https://www.youtube.com/watch?v=FHRYijYhJYA</text:a></text:p>
      <text:p text:style-name="Standard"/>
      <text:p text:style-name="Standard"><text:a xlink:type="simple" xlink:href="https://github.com/MichelliBrito/cursospringboot/blob/master/src/main/java/com/eventosapp/data/DataConfiguration.java" text:style-name="Internet_20_link" text:visited-style-name="Visited_20_Internet_20_Link">https://github.com/MichelliBrito/cursospringboot/blob/master/src/main/java/com/eventosapp/data/DataConfiguration.java</text:a></text:p>
      <text:p text:style-name="Standard"/>
      <text:p text:style-name="Standard"><text:a xlink:type="simple" xlink:href="https://www.youtube.com/watch?v=yhPywXgdQ74" text:style-name="Internet_20_link" text:visited-style-name="Visited_20_Internet_20_Link">https://www.youtube.com/watch?v=yhPywXgdQ74</text:a></text:p>
      <text:p text:style-name="Standard"/>
      <text:p text:style-name="P2"><text:span text:style-name="T4">Aula 1</text:span><text:span text:style-name="T5">3</text:span></text:p>
      <text:p text:style-name="P3">Melhorando o layout das páginas html utilizando materialize cs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7T14:59:02.402146336</meta:creation-date>
    <dc:date>2021-08-18T20:54:40.376104428</dc:date>
    <meta:editing-duration>PT6H8M38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5" meta:word-count="14" meta:character-count="273" meta:non-whitespace-character-count="264"/>
  </office:meta>
</office:document-meta>
</file>